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7CB30F43F5DAAFEB77.png" manifest:media-type="image/png"/>
  <manifest:file-entry manifest:full-path="Pictures/10000001000000800000007CBE7F39BC9BAA9135.png" manifest:media-type="image/png"/>
  <manifest:file-entry manifest:full-path="Pictures/100000010000083D000008008C320F2F216C12CE.png" manifest:media-type="image/png"/>
  <manifest:file-entry manifest:full-path="Pictures/10000001000000800000007C2D0CAD146DCB3E05.png" manifest:media-type="image/png"/>
  <manifest:file-entry manifest:full-path="Pictures/10000001000000800000007C298D59F0149F08B0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11.815cm" fo:min-width="4.58cm"/>
    </style:style>
    <style:style style:name="gr2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9.91cm" fo:min-width="4.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555cm" fo:min-width="3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23cm" fo:min-width="0cm" fo:padding-top="0.142cm" fo:padding-bottom="0.142cm" fo:padding-left="0.267cm" fo:padding-right="0.267cm" fo:wrap-option="wrap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655cm" fo:min-width="3.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51cm" fo:min-width="2.47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51cm" fo:min-width="1.735cm" fo:padding-top="0.142cm" fo:padding-bottom="0.142cm" fo:padding-left="0.267cm" fo:padding-right="0.26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ff3333" draw:opacity="10%" draw:textarea-horizontal-align="justify" draw:textarea-vertical-align="middle" draw:auto-grow-height="false" fo:min-height="13.72cm" fo:min-width="14.105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9.328cm" fo:min-width="8.338cm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9966cc" draw:opacity="20%" draw:textarea-horizontal-align="justify" draw:textarea-vertical-align="middle" draw:auto-grow-height="false" fo:min-height="4.83cm" fo:min-width="3.31cm"/>
    </style:style>
    <style:style style:name="gr17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9.128cm" fo:min-width="4.797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94cm" fo:min-width="3.217cm"/>
    </style:style>
    <style:style style:name="gr19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7.956cm" fo:min-width="3.77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84cm" fo:min-width="0cm" fo:padding-top="0.142cm" fo:padding-bottom="0.142cm" fo:padding-left="0.267cm" fo:padding-right="0.267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03cm" fo:min-width="2.251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85cm" fo:min-width="0cm" fo:padding-top="0.142cm" fo:padding-bottom="0.142cm" fo:padding-left="0.267cm" fo:padding-right="0.267cm" fo:wrap-option="wrap"/>
    </style:style>
    <style:style style:name="gr2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509cm" fo:min-width="3.031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96cm" fo:min-width="3.031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302cm" fo:min-width="1.569cm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="solid" draw:fill-color="#23ff23" loext:fill-use-slide-background="false" draw:opacity="30%" draw:textarea-horizontal-align="justify" draw:textarea-vertical-align="middle" draw:auto-grow-height="false" fo:min-height="2.653cm" fo:min-width="8.413cm"/>
    </style:style>
    <style:style style:name="gr29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96cm" fo:min-width="6.563cm"/>
      <style:paragraph-properties style:writing-mode="lr-tb"/>
    </style:style>
    <style:style style:name="gr30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ff3333" draw:opacity="10%" draw:textarea-horizontal-align="justify" draw:textarea-vertical-align="middle" draw:auto-grow-height="false" fo:min-height="10.815cm" fo:min-width="14.105cm"/>
    </style:style>
    <style:style style:name="gr33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9.346cm" fo:min-width="8.356cm" fo:padding-top="0.142cm" fo:padding-bottom="0.142cm" fo:padding-left="0.267cm" fo:padding-right="0.267cm"/>
    </style:style>
    <style:style style:name="gr34" style:family="graphic" style:parent-style-name="standard">
      <style:graphic-properties draw:fill-color="#ff3333" draw:opacity="10%" draw:textarea-horizontal-align="justify" draw:textarea-vertical-align="middle" draw:auto-grow-height="false" fo:min-height="11.18cm" fo:min-width="17.146cm"/>
    </style:style>
    <style:style style:name="gr35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66" loext:fill-use-slide-background="false" draw:opacity="60%" draw:textarea-horizontal-align="justify" draw:textarea-vertical-align="middle" draw:auto-grow-height="false" fo:min-height="8.64cm" fo:min-width="3.395cm" fo:padding-top="0.142cm" fo:padding-bottom="0.142cm" fo:padding-left="0.267cm" fo:padding-right="0.267cm"/>
    </style:style>
    <style:style style:name="gr36" style:family="graphic" style:parent-style-name="standard">
      <style:graphic-properties svg:stroke-color="#000000" draw:fill-color="#9966cc" draw:opacity="20%" draw:textarea-horizontal-align="justify" draw:textarea-vertical-align="middle" draw:auto-grow-height="false" fo:min-height="4.457cm" fo:min-width="3.023cm"/>
    </style:style>
    <style:style style:name="gr37" style:family="graphic" style:parent-style-name="standard">
      <style:graphic-properties svg:stroke-color="#000000" draw:fill="solid" draw:fill-color="#729fcf" loext:fill-use-slide-background="false" draw:opacity="30%" draw:textarea-horizontal-align="justify" draw:textarea-vertical-align="middle" draw:auto-grow-height="false" fo:min-height="8.44cm" fo:min-width="4.398cm"/>
    </style:style>
    <style:style style:name="gr3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922cm" fo:min-width="2.9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61cm" fo:min-width="0cm" fo:padding-top="0.142cm" fo:padding-bottom="0.142cm" fo:padding-left="0.267cm" fo:padding-right="0.267cm" fo:wrap-option="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6cm" fo:min-width="2.041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62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8cm" fo:min-width="2.764cm"/>
      <style:paragraph-properties style:writing-mode="lr-tb"/>
    </style:style>
    <style:style style:name="gr47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79cm" fo:min-width="2.764cm"/>
      <style:paragraph-properties style:writing-mode="lr-tb"/>
    </style:style>
    <style:style style:name="gr48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05cm" fo:min-width="2.764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59cm" fo:min-width="1.41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52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6633" loext:fill-use-slide-background="false" draw:opacity="30%" draw:textarea-horizontal-align="justify" draw:textarea-vertical-align="middle" draw:auto-grow-height="false" fo:min-height="3.835cm" fo:min-width="3.786cm" fo:padding-top="0.142cm" fo:padding-bottom="0.142cm" fo:padding-left="0.267cm" fo:padding-right="0.267cm"/>
    </style:style>
    <style:style style:name="gr53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38cm" fo:min-width="2.765cm"/>
      <style:paragraph-properties style:writing-mode="lr-tb"/>
    </style:style>
    <style:style style:name="gr54" style:family="graphic" style:parent-style-name="standard">
      <style:graphic-properties svg:stroke-color="#000000" draw:fill="solid" draw:fill-color="#23ff23" loext:fill-use-slide-background="false" draw:opacity="30%" draw:textarea-horizontal-align="justify" draw:textarea-vertical-align="middle" draw:auto-grow-height="false" fo:min-height="2.44cm" fo:min-width="6.756cm"/>
    </style:style>
    <style:style style:name="gr5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904cm" fo:min-width="6.031cm"/>
      <style:paragraph-properties style:writing-mode="lr-tb"/>
    </style:style>
    <style:style style:name="gr56" style:family="graphic" style:parent-style-name="standard">
      <style:graphic-properties draw:fill-color="#ff3333" draw:opacity="10%" draw:textarea-horizontal-align="justify" draw:textarea-vertical-align="middle" draw:auto-grow-height="false" fo:min-height="9.275cm" fo:min-width="14.105cm"/>
    </style:style>
    <style:style style:name="gr57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solid" draw:fill-color="#ffffff" loext:fill-use-slide-background="false" draw:textarea-horizontal-align="justify" draw:textarea-vertical-align="middle" draw:auto-grow-height="false" fo:min-height="7.076cm" fo:min-width="8.356cm" fo:padding-top="0.142cm" fo:padding-bottom="0.142cm" fo:padding-left="0.267cm" fo:padding-right="0.267cm"/>
    </style:style>
    <style:style style:name="gr58" style:family="graphic" style:parent-style-name="standard">
      <style:graphic-properties svg:stroke-color="#000000" draw:fill="solid" draw:fill-color="#ffff99" loext:fill-use-slide-background="false" draw:opacity="60%" draw:textarea-horizontal-align="justify" draw:textarea-vertical-align="middle" draw:auto-grow-height="false" fo:min-height="2.148cm" fo:min-width="5.8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21cm" style:use-optimal-column-width="false"/>
    </style:style>
    <style:style style:name="co2" style:family="table-column">
      <style:table-column-properties style:column-width="2.689cm" style:use-optimal-column-width="false"/>
    </style:style>
    <style:style style:name="ro1" style:family="table-row">
      <style:table-row-properties style:row-height="0.773cm" style:use-optimal-row-height="false"/>
    </style:style>
    <style:style style:name="ro2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/>
      <style:paragraph-properties fo:text-align="center" fo:border="0.03pt solid #000000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loext:graphic-properties draw:fill="solid" draw:fill-color="#729fcf" draw:opacity="30%"/>
      <style:paragraph-properties fo:text-align="center"/>
    </style:style>
    <style:style style:name="P2" style:family="paragraph">
      <loext:graphic-properties draw:fill="solid" draw:fill-color="#ffff99" draw:opacity="6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style:font-name="Courier New1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3333" draw:opacity="10%"/>
      <style:paragraph-properties fo:text-align="center"/>
    </style:style>
    <style:style style:name="P18" style:family="paragraph">
      <loext:graphic-properties draw:fill-color="#9966cc" draw:opacity="20%"/>
      <style:paragraph-properties fo:text-align="center"/>
    </style:style>
    <style:style style:name="P19" style:family="paragraph">
      <loext:graphic-properties draw:fill="solid" draw:fill-color="#23ff23" draw:opacity="30%"/>
      <style:paragraph-properties fo:text-align="center"/>
    </style:style>
    <style:style style:name="P20" style:family="paragraph">
      <style:paragraph-properties fo:text-align="center" style:writing-mode="lr-tb"/>
      <style:text-properties style:font-name="Courier New1" fo:font-size="14pt" style:font-size-asian="14pt" style:font-size-complex="14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Courier New1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="solid" draw:fill-color="#ffff66" draw:opacity="6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8" style:family="paragraph">
      <loext:graphic-properties draw:fill="solid" draw:fill-color="#ff6633" draw:opacity="3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1"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2.065cm" svg:x="6.17cm" svg:y="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61cm" svg:height="10.16cm" svg:x="17.97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5.08cm" svg:height="0.962cm" svg:x="6.105cm" svg:y="2.01cm">
          <draw:text-box>
            <text:p text:style-name="P3"><text:span text:style-name="T1">HTML/JS/CSS</text:span></text:p>
          </draw:text-box>
        </draw:frame>
        <draw:g>
          <draw:custom-shape draw:style-name="gr4" draw:text-style-name="P5" draw:layer="layout" svg:width="4.01cm" svg:height="1.805cm" svg:x="6.705cm" svg:y="9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5.145cm" svg:height="1.673cm" svg:x="6.105cm" svg:y="7.78cm">
            <draw:text-box>
              <text:p><text:span text:style-name="T2">Clear balances</text:span></text:p>
            </draw:text-box>
          </draw:frame>
          <draw:line draw:style-name="gr6" draw:text-style-name="P7" draw:layer="layout" svg:x1="6.807cm" svg:y1="9.353cm" svg:x2="10.552cm" svg:y2="9.353cm">
            <text:p/>
          </draw:line>
          <draw:line draw:style-name="gr6" draw:text-style-name="P7" draw:layer="layout" svg:x1="6.807cm" svg:y1="9.853cm" svg:x2="10.552cm" svg:y2="9.853cm">
            <text:p/>
          </draw:line>
          <draw:line draw:style-name="gr6" draw:text-style-name="P7" draw:layer="layout" svg:x1="6.808cm" svg:y1="10.453cm" svg:x2="10.553cm" svg:y2="10.453cm">
            <text:p/>
          </draw:line>
        </draw:g>
        <draw:custom-shape draw:style-name="gr7" draw:text-style-name="P7" draw:layer="layout" svg:width="0.635cm" svg:height="1.905cm" svg:x="11.685cm" svg:y="4.25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12.655cm" svg:y1="5.185cm" svg:x2="17.1cm" svg:y2="5.185cm">
          <text:p text:style-name="P8"><text:span text:style-name="T3">POST:</text:span><text:span text:style-name="T3"><text:line-break/></text:span><text:span text:style-name="T3"><text:line-break/></text:span><text:span text:style-name="T3">/api/transfer</text:span></text:p>
        </draw:line>
        <draw:custom-shape draw:style-name="gr7" draw:text-style-name="P7" draw:layer="layout" svg:width="0.635cm" svg:height="1.905cm" svg:x="11.776cm" svg:y="8.55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12.746cm" svg:y1="9.485cm" svg:x2="17.191cm" svg:y2="9.485cm">
          <text:p text:style-name="P8"><text:span text:style-name="T3">GET:</text:span><text:span text:style-name="T3"><text:line-break/></text:span><text:span text:style-name="T3"><text:line-break/></text:span><text:span text:style-name="T3">/api/clear</text:span></text:p>
        </draw:line>
        <draw:frame draw:style-name="gr3" draw:text-style-name="P4" draw:layer="layout" svg:width="5.08cm" svg:height="0.962cm" svg:x="17.905cm" svg:y="3.31cm">
          <draw:text-box>
            <text:p text:style-name="P3"><text:span text:style-name="T1">Web app</text:span></text:p>
          </draw:text-box>
        </draw:frame>
        <draw:custom-shape draw:style-name="gr9" draw:text-style-name="P11" draw:layer="layout" svg:width="3.81cm" svg:height="1.905cm" svg:x="18.37cm" svg:y="5.08cm">
          <text:p text:style-name="P10">Business<text:line-break/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81cm" svg:height="1.905cm" svg:x="18.37cm" svg:y="7.68cm">
          <text:p text:style-name="P10">HTTP<text:line-break/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81cm" svg:height="1.905cm" svg:x="18.37cm" svg:y="10.08cm">
          <text:p text:style-name="P10">Data<text:line-break/>lay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6" draw:layer="layout" svg:width="5.144cm" svg:height="1.673cm" svg:x="6.106cm" svg:y="2.881cm">
            <draw:text-box>
              <text:p><text:span text:style-name="T2">Transfer Money</text:span></text:p>
            </draw:text-box>
          </draw:frame>
          <draw:frame draw:style-name="gr10" draw:text-style-name="P12" draw:layer="layout" svg:width="2.54cm" svg:height="1.505cm" svg:x="6.405cm" svg:y="4.06cm">
            <draw:text-box>
              <text:p><text:span text:style-name="T4">Sender:</text:span></text:p>
            </draw:text-box>
          </draw:frame>
          <draw:custom-shape draw:style-name="gr11" draw:text-style-name="P11" draw:layer="layout" svg:width="3.005cm" svg:height="0.635cm" svg:x="7.41cm" svg:y="6.96cm">
            <text:p text:style-name="P10"><text:span text:style-name="T5">Trans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54cm" svg:height="1.505cm" svg:x="6.414cm" svg:y="5.061cm">
            <draw:text-box>
              <text:p><text:span text:style-name="T4">Receiver:</text:span></text:p>
            </draw:text-box>
          </draw:frame>
          <draw:custom-shape draw:style-name="gr12" draw:text-style-name="P13" draw:layer="layout" svg:width="2.269cm" svg:height="0.635cm" svg:x="8.71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2.269cm" svg:height="0.635cm" svg:x="8.719cm" svg:y="5.0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54cm" svg:height="1.505cm" svg:x="6.423cm" svg:y="6.062cm">
            <draw:text-box>
              <text:p><text:span text:style-name="T4">Amount:</text:span></text:p>
            </draw:text-box>
          </draw:frame>
          <draw:custom-shape draw:style-name="gr12" draw:text-style-name="P13" draw:layer="layout" svg:width="2.269cm" svg:height="0.635cm" svg:x="8.728cm" svg:y="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5.145cm" svg:height="1.673cm" svg:x="6.106cm" svg:y="10.98cm">
          <draw:text-box>
            <text:p><text:span text:style-name="T2">Account List</text:span></text:p>
          </draw:text-box>
        </draw:frame>
        <draw:frame draw:style-name="standard" draw:layer="layout" svg:width="4.898cm" svg:height="1.427cm" svg:x="6.251cm" svg:y="12.1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Holder</text:p>
              </table:table-cell>
              <table:table-cell>
                <text:p text:style-name="P14">Balance</text:p>
              </table:table-cell>
            </table:table-row>
            <table:table-row table:style-name="ro2" table:default-cell-style-name="ce2"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7" draw:layer="layout" svg:width="0.635cm" svg:height="1.905cm" svg:x="11.767cm" svg:y="11.55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12.737cm" svg:y1="12.485cm" svg:x2="17.182cm" svg:y2="12.485cm">
          <text:p text:style-name="P8"><text:span text:style-name="T3">GET:</text:span><text:span text:style-name="T3"><text:line-break/></text:span><text:span text:style-name="T3"><text:line-break/></text:span><text:span text:style-name="T3">/api/accounts</text:span></text:p>
        </draw:lin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4" draw:text-style-name="P17" draw:layer="layout" svg:width="14.605cm" svg:height="13.97cm" svg:x="12.03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89cm" svg:height="9.63cm" svg:x="17.34cm" svg:y="1.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3" draw:id="id3" draw:layer="layout" svg:width="3.81cm" svg:height="5.08cm" svg:x="12.73cm" svg:y="5.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273cm" svg:height="8.206cm" svg:x="19.981cm" svg:y="2.6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3" draw:text-style-name="P4" draw:layer="layout" svg:width="4.708cm" svg:height="0.962cm" svg:x="19.921cm" svg:y="2.807cm">
          <draw:text-box>
            <text:p text:style-name="P3"><text:span text:style-name="T1">Web app</text:span></text:p>
          </draw:text-box>
        </draw:frame>
        <draw:custom-shape draw:style-name="gr25" draw:text-style-name="P11" draw:layer="layout" svg:width="3.531cm" svg:height="1.759cm" svg:x="20.352cm" svg:y="4.44cm">
          <text:p text:style-name="P10">Business<text:line-break/>logic</text:p>
          <draw:enhanced-geometry svg:viewBox="0 0 21600 21600" draw:type="rectangle" draw:enhanced-path="M 0 0 L 21600 0 21600 21600 0 21600 0 0 Z N"/>
        </draw:custom-shape>
        <draw:custom-shape draw:style-name="gr25" draw:text-style-name="P11" xml:id="id4" draw:id="id4" draw:layer="layout" svg:width="3.531cm" svg:height="1.759cm" svg:x="20.352cm" svg:y="6.84cm">
          <text:p text:style-name="P10">HTTP<text:line-break/>server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" draw:id="id1" draw:layer="layout" svg:width="3.531cm" svg:height="1.246cm" svg:x="20.352cm" svg:y="9.056cm">
          <text:p text:style-name="P10">Data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8.913cm" svg:height="2.903cm" svg:x="17.325cm" svg:y="11.5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xml:id="id2" draw:id="id2" draw:layer="layout" svg:width="7.063cm" svg:height="1.246cm" svg:x="18.586cm" svg:y="11.825cm">
          <text:p text:style-name="P20"><text:span text:style-name="T7">TransactionLogger</text:span><text:span text:style-name="T7"><text:line-break/></text:span><text:span text:style-name="T8">hostPath: </text:span><text:span text:style-name="T9">/tmp/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draw:type="line" svg:x1="22.117cm" svg:y1="10.302cm" svg:x2="22.117cm" svg:y2="11.825cm" draw:start-shape="id1" draw:start-glue-point="2" draw:end-shape="id2" draw:end-glue-point="0" svg:d="M22117 10302v1523" svg:viewBox="0 0 1 1524">
          <text:p/>
        </draw:connector>
        <draw:frame draw:style-name="gr5" draw:text-style-name="P22" draw:layer="layout" svg:width="9.299cm" svg:height="1.673cm" svg:x="17.191cm" svg:y="1.53cm">
          <draw:text-box>
            <text:p><text:span text:style-name="T10">Deployment</text:span><text:span text:style-name="T11">: leaderboard</text:span></text:p>
          </draw:text-box>
        </draw:frame>
        <draw:frame draw:style-name="gr31" draw:text-style-name="P7" draw:layer="layout" svg:width="1.078cm" svg:height="1.041cm" svg:x="24.931cm" svg:y="1.5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20" draw:text-style-name="P22" draw:layer="layout" svg:width="7.652cm" svg:height="1.544cm" svg:x="17.382cm" svg:y="13.354cm">
          <draw:text-box>
            <text:p><text:span text:style-name="T10">PVC</text:span><text:span text:style-name="T11">: translog-volume</text:span></text:p>
          </draw:text-box>
        </draw:frame>
        <draw:frame draw:style-name="gr31" draw:text-style-name="P7" draw:layer="layout" svg:width="1.182cm" svg:height="1.14cm" svg:x="24.934cm" svg:y="13.165cm">
          <draw:image xlink:href="Pictures/10000001000000800000007C2D0CAD146DCB3E05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1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3" draw:layer="layout" svg:width="5.296cm" svg:height="1.673cm" svg:x="11.895cm" svg:y="5.21cm">
          <draw:text-box>
            <text:p text:style-name="P8"><text:span text:style-name="T10">Service</text:span><text:span text:style-name="T10"><text:line-break/></text:span><text:span text:style-name="T11">leaderboard</text:span></text:p>
          </draw:text-box>
        </draw:frame>
        <draw:connector draw:style-name="gr30" draw:text-style-name="P7" draw:layer="layout" draw:type="line" svg:x1="16.54cm" svg:y1="7.75cm" svg:x2="20.352cm" svg:y2="7.719cm" draw:start-shape="id3" draw:start-glue-point="1" draw:end-shape="id4" draw:end-glue-point="3" svg:d="M16540 7750l3812-31" svg:viewBox="0 0 3813 32">
          <text:p/>
        </draw:connector>
        <draw:frame draw:style-name="gr5" draw:text-style-name="P24" draw:layer="layout" svg:width="9.299cm" svg:height="1.673cm" svg:x="11.992cm" svg:y="1.231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33cm" svg:y="11.965cm">
          <draw:image xlink:href="Pictures/100000010000083D000008008C320F2F216C12CE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17" draw:layer="layout" svg:width="14.605cm" svg:height="11.065cm" svg:x="12.03cm" svg:y="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8.89cm" svg:height="9.63cm" svg:x="17.34cm" svg:y="1.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" draw:id="id5" draw:layer="layout" svg:width="3.81cm" svg:height="5.08cm" svg:x="12.73cm" svg:y="5.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273cm" svg:height="8.206cm" svg:x="19.981cm" svg:y="2.6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3" draw:text-style-name="P4" draw:layer="layout" svg:width="4.708cm" svg:height="0.962cm" svg:x="19.921cm" svg:y="2.807cm">
          <draw:text-box>
            <text:p text:style-name="P3"><text:span text:style-name="T1">Web app</text:span></text:p>
          </draw:text-box>
        </draw:frame>
        <draw:custom-shape draw:style-name="gr25" draw:text-style-name="P11" draw:layer="layout" svg:width="3.531cm" svg:height="1.759cm" svg:x="20.352cm" svg:y="4.44cm">
          <text:p text:style-name="P10">Business<text:line-break/>logic</text:p>
          <draw:enhanced-geometry svg:viewBox="0 0 21600 21600" draw:type="rectangle" draw:enhanced-path="M 0 0 L 21600 0 21600 21600 0 21600 0 0 Z N"/>
        </draw:custom-shape>
        <draw:custom-shape draw:style-name="gr25" draw:text-style-name="P11" xml:id="id6" draw:id="id6" draw:layer="layout" svg:width="3.531cm" svg:height="1.759cm" svg:x="20.352cm" svg:y="6.84cm">
          <text:p text:style-name="P10">HTTP<text:line-break/>server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531cm" svg:height="1.246cm" svg:x="20.352cm" svg:y="9.056cm">
          <text:p text:style-name="P10">Data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frame draw:style-name="gr5" draw:text-style-name="P22" draw:layer="layout" svg:width="9.299cm" svg:height="1.673cm" svg:x="17.191cm" svg:y="1.53cm">
          <draw:text-box>
            <text:p><text:span text:style-name="T10">Deployment</text:span><text:span text:style-name="T11">: leaderboard</text:span></text:p>
          </draw:text-box>
        </draw:frame>
        <draw:frame draw:style-name="gr31" draw:text-style-name="P7" draw:layer="layout" svg:width="1.078cm" svg:height="1.041cm" svg:x="24.931cm" svg:y="1.5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1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3" draw:layer="layout" svg:width="5.296cm" svg:height="1.673cm" svg:x="11.895cm" svg:y="5.21cm">
          <draw:text-box>
            <text:p text:style-name="P8"><text:span text:style-name="T10">Service</text:span><text:span text:style-name="T10"><text:line-break/></text:span><text:span text:style-name="T11">leaderboard</text:span></text:p>
          </draw:text-box>
        </draw:frame>
        <draw:connector draw:style-name="gr30" draw:text-style-name="P7" draw:layer="layout" draw:type="line" svg:x1="16.54cm" svg:y1="7.75cm" svg:x2="20.352cm" svg:y2="7.719cm" draw:start-shape="id5" draw:start-glue-point="1" draw:end-shape="id6" draw:end-glue-point="3" svg:d="M16540 7750l3812-31" svg:viewBox="0 0 3813 32">
          <text:p/>
        </draw:connector>
        <draw:frame draw:style-name="gr5" draw:text-style-name="P24" draw:layer="layout" svg:width="9.299cm" svg:height="1.673cm" svg:x="11.992cm" svg:y="1.231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13cm" svg:y="2.065cm">
          <draw:image xlink:href="Pictures/100000010000083D000008008C320F2F216C12CE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4" draw:text-style-name="P17" draw:layer="layout" svg:width="17.646cm" svg:height="11.43cm" svg:x="9.659cm" svg:y="1.9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929cm" svg:height="8.924cm" svg:x="14.569cm" svg:y="2.3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xml:id="id7" draw:id="id7" draw:layer="layout" svg:width="3.523cm" svg:height="4.707cm" svg:x="10.306cm" svg:y="5.80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.898cm" svg:height="8.69cm" svg:x="0.26cm" svg:y="3.1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.437cm" svg:height="2.172cm" svg:x="0.719cm" svg:y="5.444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4.354cm" svg:height="0.892cm" svg:x="0.205cm" svg:y="3.301cm">
          <draw:text-box>
            <text:p text:style-name="P3"><text:span text:style-name="T12">HTML/JS/CSS</text:span></text:p>
          </draw:text-box>
        </draw:frame>
        <draw:frame draw:style-name="gr40" draw:text-style-name="P6" draw:layer="layout" svg:width="3.809cm" svg:height="1.431cm" svg:x="0.205cm" svg:y="4.387cm">
          <draw:text-box>
            <text:p><text:span text:style-name="T13">Leaderboard</text:span></text:p>
          </draw:text-box>
        </draw:frame>
        <draw:frame draw:style-name="gr40" draw:text-style-name="P6" draw:layer="layout" svg:width="3.809cm" svg:height="1.431cm" svg:x="0.206cm" svg:y="8.066cm">
          <draw:text-box>
            <text:p><text:span text:style-name="T13">New score</text:span></text:p>
          </draw:text-box>
        </draw:frame>
        <draw:line draw:style-name="gr6" draw:text-style-name="P7" draw:layer="layout" svg:x1="0.805cm" svg:y1="5.818cm" svg:x2="4.015cm" svg:y2="5.818cm">
          <text:p/>
        </draw:line>
        <draw:line draw:style-name="gr6" draw:text-style-name="P7" draw:layer="layout" svg:x1="0.806cm" svg:y1="5.818cm" svg:x2="4.016cm" svg:y2="5.818cm">
          <text:p/>
        </draw:line>
        <draw:line draw:style-name="gr6" draw:text-style-name="P7" draw:layer="layout" svg:x1="0.807cm" svg:y1="6.332cm" svg:x2="4.017cm" svg:y2="6.332cm">
          <text:p/>
        </draw:line>
        <draw:line draw:style-name="gr6" draw:text-style-name="P7" draw:layer="layout" svg:x1="0.806cm" svg:y1="6.845cm" svg:x2="4.016cm" svg:y2="6.845cm">
          <text:p/>
        </draw:line>
        <draw:line draw:style-name="gr6" draw:text-style-name="P7" draw:layer="layout" svg:x1="0.807cm" svg:y1="6.845cm" svg:x2="4.017cm" svg:y2="6.845cm">
          <text:p/>
        </draw:line>
        <draw:line draw:style-name="gr6" draw:text-style-name="P7" draw:layer="layout" svg:x1="0.807cm" svg:y1="7.358cm" svg:x2="4.017cm" svg:y2="7.358cm">
          <text:p/>
        </draw:line>
        <draw:custom-shape draw:style-name="gr41" draw:text-style-name="P7" draw:layer="layout" svg:width="0.544cm" svg:height="1.629cm" svg:x="5.416cm" svg:y="5.6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6.249cm" svg:y1="6.445cm" svg:x2="10.246cm" svg:y2="6.471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42" draw:text-style-name="P12" draw:layer="layout" svg:width="2.177cm" svg:height="1.551cm" svg:x="0.462cm" svg:y="9.074cm">
          <draw:text-box>
            <text:p><text:span text:style-name="T5">Name:</text:span></text:p>
          </draw:text-box>
        </draw:frame>
        <draw:custom-shape draw:style-name="gr43" draw:text-style-name="P11" draw:layer="layout" svg:width="2.575cm" svg:height="0.544cm" svg:x="1.324cm" svg:y="11.042cm">
          <text:p text:style-name="P10"><text:span text:style-name="T5">Submit</text:span></text:p>
          <draw:enhanced-geometry svg:viewBox="0 0 21600 21600" draw:type="rectangle" draw:enhanced-path="M 0 0 L 21600 0 21600 21600 0 21600 0 0 Z N"/>
        </draw:custom-shape>
        <draw:frame draw:style-name="gr44" draw:text-style-name="P12" draw:layer="layout" svg:width="2.178cm" svg:height="1.288cm" svg:x="0.469cm" svg:y="9.931cm">
          <draw:text-box>
            <text:p><text:span text:style-name="T5">Score:</text:span></text:p>
          </draw:text-box>
        </draw:frame>
        <draw:custom-shape draw:style-name="gr45" draw:text-style-name="P7" draw:layer="layout" svg:width="0.544cm" svg:height="1.63cm" svg:x="5.408cm" svg:y="9.1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6.239cm" svg:y1="9.951cm" svg:x2="10.246cm" svg:y2="9.951cm">
          <text:p text:style-name="P8"><text:span text:style-name="T6">addScore <text:s text:c="3"/></text:span><text:span text:style-name="T6"><text:line-break/></text:span><text:span text:style-name="T6"/></text:p>
        </draw:line>
        <draw:custom-shape draw:style-name="gr46" draw:text-style-name="P11" draw:layer="layout" svg:width="3.264cm" svg:height="1.63cm" svg:x="14.95cm" svg:y="5.093cm">
          <text:p text:style-name="P10"><text:span text:style-name="T5">Business</text:span><text:span text:style-name="T5"><text:line-break/></text:span><text:span text:style-name="T5">logic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xml:id="id8" draw:id="id8" draw:layer="layout" svg:width="3.264cm" svg:height="1.629cm" svg:x="14.95cm" svg:y="7.317cm">
          <text:p text:style-name="P10"><text:span text:style-name="T5">HTTP</text:span><text:span text:style-name="T5"><text:line-break/></text:span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xml:id="id9" draw:id="id9" draw:layer="layout" svg:width="3.264cm" svg:height="1.155cm" svg:x="14.95cm" svg:y="9.37cm">
          <text:p text:style-name="P10"><text:span text:style-name="T5">Data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1.944cm" svg:height="0.543cm" svg:x="2.438cm" svg:y="9.16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1.945cm" svg:height="0.543cm" svg:x="2.445cm" svg:y="10.017cm">
          <text:p/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8.598cm" svg:height="1.55cm" svg:x="14.523cm" svg:y="2.396cm">
          <draw:text-box>
            <text:p><text:span text:style-name="T14">Deployment</text:span><text:span text:style-name="T14"><text:line-break/></text:span><text:span text:style-name="T15">leaderboard</text:span></text:p>
          </draw:text-box>
        </draw:frame>
        <draw:frame draw:style-name="gr31" draw:text-style-name="P7" draw:layer="layout" svg:width="0.997cm" svg:height="0.965cm" svg:x="17.519cm" svg:y="3.848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1.966cm" svg:height="1.909cm" svg:x="11.031cm" svg:y="7.56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1" draw:text-style-name="P27" draw:layer="layout" svg:width="3.801cm" svg:height="1.55cm" svg:x="10.234cm" svg:y="5.806cm">
          <draw:text-box>
            <text:p text:style-name="P3"><text:span text:style-name="T14">Service</text:span><text:span text:style-name="T14"><text:line-break/></text:span><text:span text:style-name="T15">leaderboard</text:span></text:p>
          </draw:text-box>
        </draw:frame>
        <draw:connector draw:style-name="gr30" draw:text-style-name="P7" draw:layer="layout" draw:type="line" svg:x1="13.829cm" svg:y1="8.159cm" svg:x2="14.95cm" svg:y2="8.131cm" draw:start-shape="id7" draw:start-glue-point="1" draw:end-shape="id8" draw:end-glue-point="3" svg:d="M13829 8159l1121-28" svg:viewBox="0 0 1122 29">
          <text:p/>
        </draw:connector>
        <draw:frame draw:style-name="gr51" draw:text-style-name="P24" draw:layer="layout" svg:width="8.598cm" svg:height="1.55cm" svg:x="9.624cm" svg:y="2.119cm">
          <draw:text-box>
            <text:p><text:span text:style-name="T10">Kubernetes</text:span></text:p>
          </draw:text-box>
        </draw:frame>
        <draw:frame draw:style-name="gr31" draw:text-style-name="P7" draw:layer="layout" svg:width="2.39cm" svg:height="2.326cm" svg:x="24.425cm" svg:y="2.118cm">
          <draw:image xlink:href="Pictures/100000010000083D000008008C320F2F216C12CE.png" xlink:type="simple" xlink:show="embed" xlink:actuate="onLoad" draw:mime-type="image/png">
            <text:p/>
          </draw:image>
        </draw:frame>
        <draw:custom-shape draw:style-name="gr52" draw:text-style-name="P28" draw:layer="layout" svg:width="4.32cm" svg:height="4.119cm" svg:x="21.057cm" svg:y="8.6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xml:id="id10" draw:id="id10" draw:layer="layout" svg:width="3.265cm" svg:height="1.63cm" svg:x="21.437cm" svg:y="9.151cm">
          <text:p text:style-name="P10"><text:span text:style-name="T5">HTTP</text:span><text:span text:style-name="T5"><text:line-break/></text:span><text:span text:style-name="T5">server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0.997cm" svg:height="0.964cm" svg:x="24.192cm" svg:y="11.725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51" draw:text-style-name="P22" draw:layer="layout" svg:width="3.874cm" svg:height="1.55cm" svg:x="21.112cm" svg:y="11.015cm">
          <draw:text-box>
            <text:p><text:span text:style-name="T14">Deployment</text:span><text:span text:style-name="T14"><text:line-break/></text:span><text:span text:style-name="T15">kvstore</text:span></text:p>
          </draw:text-box>
        </draw:frame>
        <draw:connector draw:style-name="gr30" draw:text-style-name="P7" draw:layer="layout" draw:type="line" svg:x1="18.214cm" svg:y1="9.947cm" svg:x2="21.437cm" svg:y2="9.966cm" draw:start-shape="id9" draw:start-glue-point="1" draw:end-shape="id10" draw:end-glue-point="3" svg:d="M18214 9947l3223 19" svg:viewBox="0 0 3224 20">
          <text:p/>
        </draw:connector>
        <draw:custom-shape draw:style-name="gr54" draw:text-style-name="P19" draw:layer="layout" svg:width="7.256cm" svg:height="2.69cm" svg:x="19.462cm" svg:y="4.9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xml:id="id11" draw:id="id11" draw:layer="layout" svg:width="6.531cm" svg:height="1.154cm" svg:x="19.795cm" svg:y="6.239cm">
          <text:p text:style-name="P20"><text:span text:style-name="T7">TransactionLogger</text:span><text:span text:style-name="T7"><text:line-break/></text:span><text:span text:style-name="T8">hostPath: </text:span><text:span text:style-name="T9">/tmp/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2" draw:layer="layout" svg:width="7.075cm" svg:height="1.431cm" svg:x="19.514cm" svg:y="4.968cm">
          <draw:text-box>
            <text:p><text:span text:style-name="T14">PVC</text:span><text:span text:style-name="T15">: translog-volume</text:span></text:p>
          </draw:text-box>
        </draw:frame>
        <draw:frame draw:style-name="gr31" draw:text-style-name="P7" draw:layer="layout" svg:width="1.093cm" svg:height="1.056cm" svg:x="25.572cm" svg:y="4.886cm">
          <draw:image xlink:href="Pictures/10000001000000800000007C2D0CAD146DCB3E05.png" xlink:type="simple" xlink:show="embed" xlink:actuate="onLoad" draw:mime-type="image/png">
            <text:p/>
          </draw:image>
        </draw:frame>
        <draw:connector draw:style-name="gr30" draw:text-style-name="P7" draw:layer="layout" draw:type="line" svg:x1="23.069cm" svg:y1="9.151cm" svg:x2="23.06cm" svg:y2="7.393cm" draw:start-shape="id10" draw:start-glue-point="0" draw:end-shape="id11" draw:end-glue-point="2" svg:d="M23069 9151l-9-1758" svg:viewBox="0 0 10 1759">
          <text:p/>
        </draw:connector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6" draw:text-style-name="P17" draw:layer="layout" svg:width="14.605cm" svg:height="9.525cm" svg:x="12.03cm" svg:y="2.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8.89cm" svg:height="7.36cm" svg:x="17.34cm" svg:y="3.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12" draw:id="id12" draw:layer="layout" svg:width="3.81cm" svg:height="5.08cm" svg:x="12.73cm" svg:y="5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7cm" svg:height="9.378cm" svg:x="1.865cm" svg:y="2.3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717cm" svg:height="2.344cm" svg:x="2.361cm" svg:y="4.81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xml:id="id14" draw:id="id14" draw:layer="layout" svg:width="6.35cm" svg:height="2.398cm" svg:x="19.05cm" svg:y="5.0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09cm" svg:height="0.962cm" svg:x="1.805cm" svg:y="2.507cm">
          <draw:text-box>
            <text:p text:style-name="P3"><text:span text:style-name="T1">HTML/JS/CSS</text:span></text:p>
          </draw:text-box>
        </draw:frame>
        <draw:frame draw:style-name="gr20" draw:text-style-name="P6" draw:layer="layout" svg:width="4.12cm" svg:height="1.544cm" svg:x="1.805cm" svg:y="3.679cm">
          <draw:text-box>
            <text:p><text:span text:style-name="T2">Leaderboard</text:span></text:p>
          </draw:text-box>
        </draw:frame>
        <draw:frame draw:style-name="gr20" draw:text-style-name="P6" draw:layer="layout" svg:width="4.12cm" svg:height="1.544cm" svg:x="1.806cm" svg:y="7.649cm">
          <draw:text-box>
            <text:p><text:span text:style-name="T2">New score</text:span></text:p>
          </draw:text-box>
        </draw:frame>
        <draw:line draw:style-name="gr6" draw:text-style-name="P7" draw:layer="layout" svg:x1="2.454cm" svg:y1="5.223cm" svg:x2="5.925cm" svg:y2="5.223cm">
          <text:p/>
        </draw:line>
        <draw:line draw:style-name="gr6" draw:text-style-name="P7" draw:layer="layout" svg:x1="2.455cm" svg:y1="5.223cm" svg:x2="5.926cm" svg:y2="5.223cm">
          <text:p/>
        </draw:line>
        <draw:line draw:style-name="gr6" draw:text-style-name="P7" draw:layer="layout" svg:x1="2.456cm" svg:y1="5.777cm" svg:x2="5.927cm" svg:y2="5.777cm">
          <text:p/>
        </draw:line>
        <draw:line draw:style-name="gr6" draw:text-style-name="P7" draw:layer="layout" svg:x1="2.455cm" svg:y1="6.331cm" svg:x2="5.926cm" svg:y2="6.331cm">
          <text:p/>
        </draw:line>
        <draw:line draw:style-name="gr6" draw:text-style-name="P7" draw:layer="layout" svg:x1="2.456cm" svg:y1="6.331cm" svg:x2="5.927cm" svg:y2="6.331cm">
          <text:p/>
        </draw:line>
        <draw:line draw:style-name="gr6" draw:text-style-name="P7" draw:layer="layout" svg:x1="2.457cm" svg:y1="6.885cm" svg:x2="5.928cm" svg:y2="6.885cm">
          <text:p/>
        </draw:line>
        <draw:custom-shape draw:style-name="gr21" draw:text-style-name="P7" draw:layer="layout" svg:width="0.588cm" svg:height="1.758cm" svg:x="7.441cm" svg:y="5.0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42cm" svg:y1="5.899cm" svg:x2="12.665cm" svg:y2="5.927cm">
          <text:p text:style-name="P8"><text:span text:style-name="T6">getScores <text:s text:c="2"/></text:span><text:span text:style-name="T6"><text:line-break/></text:span><text:span text:style-name="T6"/></text:p>
        </draw:line>
        <draw:frame draw:style-name="gr5" draw:text-style-name="P12" draw:layer="layout" svg:width="2.354cm" svg:height="1.673cm" svg:x="2.083cm" svg:y="8.737cm">
          <draw:text-box>
            <text:p>Name:</text:p>
          </draw:text-box>
        </draw:frame>
        <draw:custom-shape draw:style-name="gr22" draw:text-style-name="P11" draw:layer="layout" svg:width="2.785cm" svg:height="0.587cm" svg:x="3.015cm" svg:y="10.86cm">
          <text:p text:style-name="P10">Submit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55cm" svg:height="1.39cm" svg:x="2.091cm" svg:y="9.661cm">
          <draw:text-box>
            <text:p>Score:</text:p>
          </draw:text-box>
        </draw:frame>
        <draw:custom-shape draw:style-name="gr24" draw:text-style-name="P7" draw:layer="layout" svg:width="0.589cm" svg:height="1.759cm" svg:x="7.432cm" svg:y="8.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9" draw:layer="layout" svg:x1="8.331cm" svg:y1="9.683cm" svg:x2="12.665cm" svg:y2="9.683cm">
          <text:p text:style-name="P8"><text:span text:style-name="T6">addScore <text:s text:c="3"/></text:span><text:span text:style-name="T6"><text:line-break/></text:span><text:span text:style-name="T6"/></text:p>
        </draw:line>
        <draw:frame draw:style-name="gr5" draw:text-style-name="P4" draw:layer="layout" svg:width="4.708cm" svg:height="1.673cm" svg:x="19.221cm" svg:y="5.207cm">
          <draw:text-box>
            <text:p text:style-name="P3"><text:span text:style-name="T10">Pod</text:span><text:span text:style-name="T10"><text:line-break/></text:span><text:span text:style-name="T1">leaderboard-1</text:span></text:p>
          </draw:text-box>
        </draw:frame>
        <draw:custom-shape draw:style-name="gr27" draw:text-style-name="P13" draw:layer="layout" svg:width="2.103cm" svg:height="0.586cm" svg:x="4.22cm" svg:y="8.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103cm" svg:height="0.586cm" svg:x="4.228cm" svg:y="9.754cm">
          <text:p/>
          <draw:enhanced-geometry svg:viewBox="0 0 21600 21600" draw:type="rectangle" draw:enhanced-path="M 0 0 L 21600 0 21600 21600 0 21600 0 0 Z N"/>
        </draw:custom-shape>
        <draw:frame draw:style-name="gr5" draw:text-style-name="P22" draw:layer="layout" svg:width="9.299cm" svg:height="1.673cm" svg:x="17.191cm" svg:y="3.63cm">
          <draw:text-box>
            <text:p><text:span text:style-name="T10">Deployment: </text:span><text:span text:style-name="T11">leaderboard</text:span></text:p>
          </draw:text-box>
        </draw:frame>
        <draw:frame draw:style-name="gr31" draw:text-style-name="P7" draw:layer="layout" svg:width="1.078cm" svg:height="1.041cm" svg:x="25.031cm" svg:y="3.797cm">
          <draw:image xlink:href="Pictures/10000001000000800000007C298D59F0149F08B0.png" xlink:type="simple" xlink:show="embed" xlink:actuate="onLoad" draw:mime-type="image/png">
            <text:p/>
          </draw:image>
        </draw:frame>
        <draw:frame draw:style-name="gr31" draw:text-style-name="P7" draw:layer="layout" svg:width="2.126cm" svg:height="2.06cm" svg:x="13.514cm" svg:y="7.803cm">
          <draw:image xlink:href="Pictures/10000001000000800000007CBE7F39BC9BAA9135.png" xlink:type="simple" xlink:show="embed" xlink:actuate="onLoad" draw:mime-type="image/png">
            <text:p/>
          </draw:image>
        </draw:frame>
        <draw:frame draw:style-name="gr5" draw:text-style-name="P27" draw:layer="layout" svg:width="5.296cm" svg:height="1.673cm" svg:x="12.695cm" svg:y="5.71cm">
          <draw:text-box>
            <text:p text:style-name="P3"><text:span text:style-name="T10">Service</text:span><text:span text:style-name="T10"><text:line-break/></text:span><text:span text:style-name="T11">leaderboard</text:span></text:p>
          </draw:text-box>
        </draw:frame>
        <draw:frame draw:style-name="gr5" draw:text-style-name="P24" draw:layer="layout" svg:width="4.184cm" svg:height="1.673cm" svg:x="22.551cm" svg:y="2.34cm">
          <draw:text-box>
            <text:p><text:span text:style-name="T10">Kubernetes</text:span></text:p>
          </draw:text-box>
        </draw:frame>
        <draw:frame draw:style-name="gr31" draw:text-style-name="P7" draw:layer="layout" svg:width="2.585cm" svg:height="2.51cm" svg:x="12.13cm" svg:y="2.665cm">
          <draw:image xlink:href="Pictures/100000010000083D000008008C320F2F216C12CE.png" xlink:type="simple" xlink:show="embed" xlink:actuate="onLoad" draw:mime-type="image/png">
            <text:p/>
          </draw:image>
        </draw:frame>
        <draw:frame draw:style-name="gr31" draw:text-style-name="P7" draw:layer="layout" svg:width="1.289cm" svg:height="1.249cm" svg:x="23.929cm" svg:y="5.207cm">
          <draw:image xlink:href="Pictures/10000001000000800000007CB30F43F5DAAFEB77.png" xlink:type="simple" xlink:show="embed" xlink:actuate="onLoad" draw:mime-type="image/png">
            <text:p/>
          </draw:image>
        </draw:frame>
        <draw:custom-shape draw:style-name="gr58" draw:text-style-name="P2" xml:id="id13" draw:id="id13" draw:layer="layout" svg:width="6.35cm" svg:height="2.398cm" svg:x="19.05cm" svg:y="8.08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08cm" svg:height="1.673cm" svg:x="19.221cm" svg:y="8.207cm">
          <draw:text-box>
            <text:p text:style-name="P3"><text:span text:style-name="T10">Pod</text:span><text:span text:style-name="T10"><text:line-break/></text:span><text:span text:style-name="T1">leaderboard-2</text:span></text:p>
          </draw:text-box>
        </draw:frame>
        <draw:frame draw:style-name="gr31" draw:text-style-name="P7" draw:layer="layout" svg:width="1.289cm" svg:height="1.249cm" svg:x="23.929cm" svg:y="8.207cm">
          <draw:image xlink:href="Pictures/10000001000000800000007CB30F43F5DAAFEB77.png" xlink:type="simple" xlink:show="embed" xlink:actuate="onLoad" draw:mime-type="image/png">
            <text:p/>
          </draw:image>
        </draw:frame>
        <draw:connector draw:style-name="gr30" draw:text-style-name="P7" draw:layer="layout" svg:x1="16.54cm" svg:y1="8.25cm" svg:x2="19.05cm" svg:y2="9.281cm" draw:start-shape="id12" draw:start-glue-point="1" draw:end-shape="id13" draw:end-glue-point="3" svg:d="M16540 8250h1255v1031h1255" svg:viewBox="0 0 2511 1032">
          <text:p/>
        </draw:connector>
        <draw:connector draw:style-name="gr30" draw:text-style-name="P7" draw:layer="layout" svg:x1="16.54cm" svg:y1="8.25cm" svg:x2="19.05cm" svg:y2="6.281cm" draw:start-shape="id12" draw:start-glue-point="1" draw:end-shape="id14" draw:end-glue-point="3" svg:d="M16540 8250h1255v-1969h1255" svg:viewBox="0 0 2511 1970">
          <text:p/>
        </draw:connector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6:45:37.656226098</meta:creation-date>
    <dc:date>2023-08-28T14:34:12.108511351</dc:date>
    <meta:editing-duration>PT7H1M48S</meta:editing-duration>
    <meta:editing-cycles>58</meta:editing-cycles>
    <meta:generator>LibreOffice/7.4.7.2$Linux_X86_64 LibreOffice_project/40$Build-2</meta:generator>
    <meta:document-statistic meta:object-count="216"/>
  </office:meta>
</office:document-meta>
</file>